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7a314" officeooo:paragraph-rsid="0007a314"/>
    </style:style>
    <style:style style:name="P2" style:family="paragraph" style:parent-style-name="Standard">
      <style:text-properties officeooo:rsid="0000de5f" officeooo:paragraph-rsid="000cb012"/>
    </style:style>
    <style:style style:name="P3" style:family="paragraph" style:parent-style-name="Standard">
      <style:text-properties officeooo:rsid="00113b18" officeooo:paragraph-rsid="00113b18"/>
    </style:style>
    <style:style style:name="P4" style:family="paragraph" style:parent-style-name="Standard">
      <style:text-properties officeooo:rsid="00126a1d" officeooo:paragraph-rsid="00126a1d"/>
    </style:style>
    <style:style style:name="P5" style:family="paragraph" style:parent-style-name="Standard">
      <style:paragraph-properties fo:margin-top="0in" fo:margin-bottom="0in" style:contextual-spacing="false" fo:line-height="100%"/>
      <style:text-properties officeooo:rsid="0007a314" officeooo:paragraph-rsid="00099924"/>
    </style:style>
    <style:style style:name="P6" style:family="paragraph" style:parent-style-name="Standard">
      <style:paragraph-properties fo:margin-top="0in" fo:margin-bottom="0in" style:contextual-spacing="false" fo:line-height="100%"/>
      <style:text-properties officeooo:rsid="0007a314" officeooo:paragraph-rsid="000cb012"/>
    </style:style>
    <style:style style:name="P7" style:family="paragraph" style:parent-style-name="Standard">
      <style:paragraph-properties fo:margin-top="0in" fo:margin-bottom="0in" style:contextual-spacing="false" fo:line-height="100%"/>
      <style:text-properties officeooo:rsid="0000de5f" officeooo:paragraph-rsid="000cb012"/>
    </style:style>
    <style:style style:name="P8" style:family="paragraph" style:parent-style-name="Standard">
      <style:paragraph-properties fo:margin-top="0in" fo:margin-bottom="0in" style:contextual-spacing="false" fo:line-height="100%"/>
      <style:text-properties officeooo:rsid="0004fe39" officeooo:paragraph-rsid="000cb012"/>
    </style:style>
    <style:style style:name="P9" style:family="paragraph" style:parent-style-name="Standard">
      <style:paragraph-properties fo:margin-top="0in" fo:margin-bottom="0in" style:contextual-spacing="false" fo:line-height="100%"/>
      <style:text-properties officeooo:rsid="000d3c3f" officeooo:paragraph-rsid="000d3c3f"/>
    </style:style>
    <style:style style:name="P10" style:family="paragraph" style:parent-style-name="Standard">
      <style:paragraph-properties fo:margin-top="0in" fo:margin-bottom="0in" style:contextual-spacing="false" fo:line-height="100%"/>
      <style:text-properties officeooo:rsid="000d6410" officeooo:paragraph-rsid="000d6410"/>
    </style:style>
    <style:style style:name="P11" style:family="paragraph" style:parent-style-name="Standard">
      <style:paragraph-properties fo:margin-top="0in" fo:margin-bottom="0in" style:contextual-spacing="false" fo:line-height="100%"/>
      <style:text-properties officeooo:rsid="000d6410" officeooo:paragraph-rsid="000efb35"/>
    </style:style>
    <style:style style:name="P12" style:family="paragraph" style:parent-style-name="Standard">
      <style:paragraph-properties fo:margin-top="0in" fo:margin-bottom="0in" style:contextual-spacing="false" fo:line-height="100%"/>
      <style:text-properties officeooo:rsid="000fe7b4" officeooo:paragraph-rsid="000fe7b4"/>
    </style:style>
    <style:style style:name="P13" style:family="paragraph" style:parent-style-name="Text_20_body">
      <style:text-properties officeooo:paragraph-rsid="00137000"/>
    </style:style>
    <style:style style:name="P14" style:family="paragraph" style:parent-style-name="Text_20_body">
      <style:text-properties officeooo:paragraph-rsid="001497c5"/>
    </style:style>
    <style:style style:name="P15" style:family="paragraph" style:parent-style-name="Text_20_body">
      <style:text-properties officeooo:rsid="001497c5" officeooo:paragraph-rsid="001497c5"/>
    </style:style>
    <style:style style:name="T1" style:family="text">
      <style:text-properties fo:font-size="12pt" fo:language="en" fo:country="US" style:font-size-asian="12pt" style:font-size-complex="12pt"/>
    </style:style>
    <style:style style:name="T2" style:family="text">
      <style:text-properties fo:font-size="12pt" fo:language="en" fo:country="US" officeooo:rsid="00003658" style:font-size-asian="12pt" style:font-size-complex="12pt"/>
    </style:style>
    <style:style style:name="T3" style:family="text">
      <style:text-properties fo:font-size="12pt" fo:language="en" fo:country="US" style:font-size-asian="12pt" style:font-name-complex="Calibri" style:font-size-complex="12pt"/>
    </style:style>
    <style:style style:name="T4" style:family="text">
      <style:text-properties fo:font-size="12pt" fo:language="en" fo:country="US" officeooo:rsid="00003658" fo:background-color="#ffff00" loext:char-shading-value="0" style:font-size-asian="12pt" style:font-size-complex="12pt"/>
    </style:style>
    <style:style style:name="T5" style:family="text">
      <style:text-properties officeooo:rsid="00023402" fo:background-color="#ffff00" loext:char-shading-value="0"/>
    </style:style>
    <style:style style:name="T6" style:family="text">
      <style:text-properties officeooo:rsid="0003674d"/>
    </style:style>
    <style:style style:name="T7" style:family="text">
      <style:text-properties officeooo:rsid="000edf5d"/>
    </style:style>
    <style:style style:name="T8" style:family="text">
      <style:text-properties officeooo:rsid="000efb35"/>
    </style:style>
    <style:style style:name="T9" style:family="text">
      <style:text-properties officeooo:rsid="0010c014"/>
    </style:style>
    <style:style style:name="T10" style:family="text">
      <style:text-properties officeooo:rsid="00113b18"/>
    </style:style>
    <style:style style:name="T11" style:family="text">
      <style:text-properties officeooo:rsid="00137000"/>
    </style:style>
    <style:style style:name="T12" style:family="text">
      <style:text-properties officeooo:rsid="001497c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o understand how the brain works, scientists have observed the behavior of animal. However, such observations are often highly subjective, rendering them wrong many times. </text:p>
      <text:p text:style-name="P1"/>
      <text:p text:style-name="P4">A neuron is a cell</text:p>
      <text:p text:style-name="Text_20_body">Most neurons in the brain interact with each other by generating an action potential (AP), a fast,</text:p>
      <text:p text:style-name="Text_20_body">transient, and stereotypical fluctuation in the membrane potential of the cell, commonly referred</text:p>
      <text:p text:style-name="P13">to as a spike. <text:span text:style-name="T10">The AP propagates along the neuron </text:span>following a consistent trajectory <text:span text:style-name="T10">from the soma (the neuron's body) through the axon to the synapse. </text:span></text:p>
      <text:p text:style-name="P14"><text:span text:style-name="T11">Between the neuron and the extracellular medium there is a voltage difference called the membrane potential. When at rest, the membrane potential is negative, around -70mV. <text:s/>In the membrane there are voltage-gated ion channel which molecular structure that react to the value of the membrane potential. Synaptic inputs from neurons upstream cause the membrane potential to vary. When the membrane potential exceeds a certain threshold the ion channels open allowing ions (such Na+ and K+) to flow in and out the neuron. This causes an abrupt change in the membrane potential called the action potential (AP). The AP is a fast, </text:span>transient, and stereotypical fluctuation in the membrane potential of <text:span text:style-name="T12">for each</text:span> cell, commonly referred to as a spike. <text:span text:style-name="T10">The AP propagates along the neuron </text:span>following a consistent trajectory <text:span text:style-name="T10">from the soma (the neuron's body) through the axon to the synapse. </text:span></text:p>
      <text:p text:style-name="P15">Consequently, when ions go in during the propagation of the AP they cause a disturbance in the charge distribution in the extracellular medium, producing the Extracellular Action Potential (EAP). The EAP propagates outwards in the extracellular medium.</text:p>
      <text:p text:style-name="P3">As an action potential travels down the <text:a xlink:type="simple" xlink:href="https://en.wikipedia.org/wiki/Axon">axon</text:a>, there is a change in polarity across the <text:a xlink:type="simple" xlink:href="https://en.wikipedia.org/wiki/Cell_membrane">membrane</text:a>.</text:p>
      <text:p text:style-name="P5"><text:span text:style-name="T1">Since the pioneering experiments of Galvani </text:span><text:span text:style-name="T3">[13]</text:span><text:span text:style-name="T1">, scientists have sought improved techniques for recording and manipulating the electrical impulses generated by neurons of the brain</text:span></text:p>
      <text:p text:style-name="P5"/>
      <text:p text:style-name="P6"><text:span text:style-name="T1">Among all the methods used to study the dynamics of neural activity, electrophysiology is still the most widely used, in particular, extracellular recording. </text:span><text:span text:style-name="T2">At first, using single sharp electrodes, researchers were able to detect and </text:span><text:span text:style-name="T4">"identify" </text:span><text:span text:style-name="T2">the activity of one or two neurons in the vicinity of each electrode. Using tetrode electrodes (four electrodes fairly close to each other), it is possible to isolate up to 20 neurons (4-7 references in Rossant et al 2016). This increase is due to the fact that different neurons have not only different firing times but also different spatial profiles, according to its morphology, position and orientation, and thus can be further distinguished. This spatiotemporal profile on all the electrodes is usually referred to as the neuron's signature or footprint. </text:span></text:p>
      <text:p text:style-name="P2">This led neuroscientist to seek for probes with more and more electrodes. Indeed, advances in microfabrication made it possible to produce probes with hundreds of electrodes densely positioned along large distances (~500um) <text:span text:style-name="T5">(references for probes)</text:span>. </text:p>
      <text:p text:style-name="P7">For tetrode data, it is possible to achieve error rates of 5% or lower ([8] in Rossant et al 2016). However, the algorithms that performed fairly well on data from tetrodes <text:span text:style-name="T6">do not work on the these probes. This happens due to the high dimensionality of the data: "the curse of dimensionality" greatly affects the performance of the automated part of the algorithm, and makes the manual inspection much harder.</text:span></text:p>
      <text:p text:style-name="P8">Furthermore, since these new generation probes are larger, they are prone to sensing temporally overlapping spikes, which doesn't happen very often with tetrodes. However, temporally overlapping spikes usually can be resolved in the spatial domain: each spike spans over a different (distinguishable) set of electrodes.</text:p>
      <text:p text:style-name="P8"/>
      <text:p text:style-name="P9">In Neto et al., they perform paired recording with a juxtacellular pipette and new generation silicon probes with 32 and 128 electrodes. With this dataset we have a precise determination of when one <text:soft-page-break/>neuron was active. With this information it is possible to compute triggered averages allowing for the study of the propagation of the EAP.</text:p>
      <text:p text:style-name="P9">Also, with this dataset it is possible to evaluate the performance and limitations of spike detection and spike sorting algorithms. In particular, in Rossant et al., a method was developed that uses the information about the relative position of electrodes in a multielectrode array.</text:p>
      <text:p text:style-name="P9">These paired recordings can be regarded as labeled datasets where each portion of the extracellular recording is assigned a classification of whether or not it contains an EAP from the neuron the juxtacellular probe was recording from. This seems a suitable setup for uses of machine learning techniques, in particular, supervised learning.</text:p>
      <text:p text:style-name="P11">Machine Learning is a subfield of computer science that studies and develops algorithms meant to find new structures or rules a given experiment or phenomenon is based on. In machine learning, a computer receives a set of examples <text:span text:style-name="T7">of inputs </text:span>and it tries to determine <text:span text:style-name="T7">the dependence between them</text:span>. <text:span text:style-name="T7">For example, given examples for height and weight, the computer tries to determine the dependence of one on the other. </text:span></text:p>
      <text:p text:style-name="P11">In most case, scientists want to be <text:span text:style-name="T8">find a relation between this values that is valid not only among the examples the computer was provided with but also valid to other possible values for the input. In other words, scientists want to be able to predict</text:span> the <text:span text:style-name="T8">right </text:span>output <text:span text:style-name="T8">of the phenomenon under study in situation that weren't considered in the set of examples. </text:span>When, for each of these input examples, there exist a “right answer” the model should output, it is a case of supervised learning.</text:p>
      <text:p text:style-name="P10">When applying machine learning, a model must a priori be chosen. <text:span text:style-name="T8">This assumption conditions the success of the learning. One such model can be a linear dependence between inputs and outputs. However, in many situations, this model is too simple to yield satisfactory results.</text:span></text:p>
      <text:p text:style-name="P12">For this reason, Artificial Neural Networks were invented. These are a family of models inspired by the biological neural networks in the brain. They consist in connecting together many simple computational units called artificial neurons. Given this framework, a model is defined <text:span text:style-name="T9">by determining how the artificial neurons are connected.</text:span></text:p>
      <text:p text:style-name="P8"/>
      <text:p text:style-name="P8"/>
      <text:p text:style-name="P6"><text:span text:style-name="T2">The process of assigning a particular spike to a neuron is known as spike sorting. </text:span></text:p>
      <text:p text:style-name="P7"><text:span text:style-name="T2">Over the past </text:span><text:span text:style-name="T4">two</text:span><text:span text:style-name="T2"> decades, several algorithms have been developed to automatically perform spike sorting. However, none of such algorithms is good enough to be trusted without some inspection by a human oper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4T18:12:41.240981153</meta:creation-date>
    <dc:date>2016-04-14T23:25:05.210083584</dc:date>
    <meta:editing-duration>PT2M56S</meta:editing-duration>
    <meta:editing-cycles>1</meta:editing-cycles>
    <meta:document-statistic meta:table-count="0" meta:image-count="0" meta:object-count="0" meta:page-count="2" meta:paragraph-count="22" meta:word-count="1032" meta:character-count="6508" meta:non-whitespace-character-count="5488"/>
    <meta:generator>LibreOffice/4.2.8.2$Linux_X86_64 LibreOffice_project/420m0$Build-2</meta:generator>
  </office:meta>
</office:document-meta>
</file>